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" svg:font-family="'Noto Sans Mono CJK JP'" style:font-family-generic="roman" style:font-pitch="variable"/>
    <style:font-face style:name="Noto Sans Mono CJK JP3" svg:font-family="'Noto Sans Mono CJK JP'" style:font-adornments="Regular" style:font-family-generic="roman" style:font-pitch="variable"/>
    <style:font-face style:name="Noto Sans Mono CJK JP Regular2" svg:font-family="'Noto Sans Mono CJK JP Regular'" style:font-family-generic="roman" style:font-pitch="variable"/>
    <style:font-face style:name="Noto Sans Mono CJK JP Regular" svg:font-family="'Noto Sans Mono CJK JP Regular'" style:font-adornments="Regular" style:font-family-generic="roman" style:font-pitch="variable"/>
    <style:font-face style:name="Noto Sans Mono CJK JP1" svg:font-family="'Noto Sans Mono CJK JP'" style:font-family-generic="swiss" style:font-pitch="variable"/>
    <style:font-face style:name="Noto Sans Mono CJK JP2" svg:font-family="'Noto Sans Mono CJK JP'" style:font-adornments="Regular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3" svg:font-family="'Noto Sans Mono CJK JP Regular'" style:font-family-generic="system" style:font-pitch="variable"/>
    <style:font-face style:name="Noto Sans Mono CJK JP Regular4" svg:font-family="'Noto Sans Mono CJK JP Regular'" style:font-adornments="Regular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1.93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7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12" style:family="graphic" style:parent-style-name="standard">
      <style:graphic-properties draw:fill="none" draw:textarea-vertical-align="middle" draw:auto-grow-height="false" fo:min-height="7.412cm" fo:min-width="0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2.54cm" svg:height="1.27cm" svg:x="1.568cm" svg:y="1.9cm">
            <text:p text:style-name="P1">128 sine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3" draw:id="id3" draw:layer="layout" svg:width="2.54cm" svg:height="1.27cm" svg:x="1.568cm" svg:y="4.44cm">
            <text:p text:style-name="P1">128 sine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5" draw:id="id5" draw:layer="layout" svg:width="2.54cm" svg:height="1.27cm" svg:x="1.568cm" svg:y="6.98cm">
            <text:p text:style-name="P1">128 sine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7" draw:id="id7" draw:layer="layout" svg:width="2.54cm" svg:height="1.27cm" svg:x="1.568cm" svg:y="9.52cm">
            <text:p text:style-name="P1">128 sin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xml:id="id2" draw:id="id2" draw:layer="layout" svg:width="2.54cm" svg:height="1.27cm" svg:x="6.013cm" svg:y="1.9cm">
            <text:p text:style-name="P1">Panner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8" draw:id="id8" draw:layer="layout" svg:width="2.54cm" svg:height="1.27cm" svg:x="6.013cm" svg:y="9.52cm">
            <text:p text:style-name="P1">Panner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11" draw:id="id11" draw:layer="layout" svg:width="2.54cm" svg:height="1.27cm" svg:x="16.088cm" svg:y="3.17cm">
            <text:p text:style-name="P1">Chorus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12" draw:id="id12" draw:layer="layout" svg:width="0.6cm" svg:height="0.5cm" draw:transform="rotate (-1.5707963267949) translate (12.928cm 6.0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xml:id="id10" draw:id="id10" draw:layer="layout" svg:width="0.2cm" svg:height="0.2cm" svg:x="14.713cm" svg:y="6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svg:x1="4.108cm" svg:y1="2.535cm" svg:x2="6.013cm" svg:y2="2.535cm" draw:start-shape="id1" draw:start-glue-point="1" draw:end-shape="id2" draw:end-glue-point="3" svg:d="M4108 2535h1905" svg:viewBox="0 0 1906 1">
            <text:p/>
          </draw:connector>
          <draw:connector draw:style-name="gr4" draw:text-style-name="P4" draw:layer="layout" svg:x1="4.108cm" svg:y1="5.075cm" svg:x2="6.013cm" svg:y2="5.075cm" draw:start-shape="id3" draw:start-glue-point="1" draw:end-shape="id4" draw:end-glue-point="3" svg:d="M4108 5075h1905" svg:viewBox="0 0 1906 1">
            <text:p/>
          </draw:connector>
          <draw:connector draw:style-name="gr4" draw:text-style-name="P4" draw:layer="layout" svg:x1="4.108cm" svg:y1="7.615cm" svg:x2="6.013cm" svg:y2="7.615cm" draw:start-shape="id5" draw:start-glue-point="1" draw:end-shape="id6" draw:end-glue-point="3" svg:d="M4108 7615h1905" svg:viewBox="0 0 1906 1">
            <text:p/>
          </draw:connector>
          <draw:connector draw:style-name="gr4" draw:text-style-name="P4" draw:layer="layout" svg:x1="4.108cm" svg:y1="10.155cm" svg:x2="6.013cm" svg:y2="10.155cm" draw:start-shape="id7" draw:start-glue-point="1" draw:end-shape="id8" draw:end-glue-point="3" svg:d="M4108 10155h1905" svg:viewBox="0 0 1906 1">
            <text:p/>
          </draw:connector>
          <draw:connector draw:style-name="gr4" draw:text-style-name="P4" draw:layer="layout" svg:x1="8.553cm" svg:y1="10.155cm" svg:x2="10.328cm" svg:y2="6.69cm" draw:start-shape="id8" draw:start-glue-point="1" draw:end-shape="id9" draw:end-glue-point="8" svg:d="M8553 10155h1775v-3465" svg:viewBox="0 0 1776 3466">
            <text:p/>
          </draw:connector>
          <draw:connector draw:style-name="gr4" draw:text-style-name="P4" draw:layer="layout" svg:x1="8.553cm" svg:y1="2.535cm" svg:x2="10.328cm" svg:y2="6.09cm" draw:start-shape="id2" draw:start-glue-point="1" draw:end-shape="id9" draw:end-glue-point="4" svg:d="M8553 2535h1775v3555" svg:viewBox="0 0 1776 3556">
            <text:p/>
          </draw:connector>
          <draw:connector draw:style-name="gr4" draw:text-style-name="P4" draw:layer="layout" svg:x1="14.813cm" svg:y1="6.29cm" svg:x2="16.088cm" svg:y2="3.805cm" draw:start-shape="id10" draw:start-glue-point="4" draw:end-shape="id11" draw:end-glue-point="3" svg:d="M14813 6290v-2485h1275" svg:viewBox="0 0 1276 2486">
            <text:p/>
          </draw:connector>
          <draw:connector draw:style-name="gr5" draw:text-style-name="P2" draw:layer="layout" svg:x1="10.628cm" svg:y1="6.39cm" svg:x2="12.428cm" svg:y2="6.39cm" draw:start-shape="id9" draw:start-glue-point="10" draw:end-shape="id12" draw:end-glue-point="7" svg:d="M10628 6390h1800" svg:viewBox="0 0 1801 1">
            <text:p/>
          </draw:connector>
          <draw:connector draw:style-name="gr5" draw:text-style-name="P2" draw:layer="layout" svg:x1="12.928cm" svg:y1="6.39cm" svg:x2="14.713cm" svg:y2="6.39cm" draw:start-shape="id12" draw:start-glue-point="4" draw:end-shape="id10" draw:end-glue-point="6" svg:d="M12928 6390h1785" svg:viewBox="0 0 1786 1">
            <text:p/>
          </draw:connector>
          <draw:custom-shape draw:style-name="gr6" draw:text-style-name="P1" xml:id="id13" draw:id="id13" draw:layer="layout" svg:width="2.5cm" svg:height="1.27cm" svg:x="11.428cm" svg:y="3.19cm">
            <text:p text:style-name="P1">Envelope</text:p>
            <draw:enhanced-geometry svg:viewBox="0 0 21600 21600" draw:type="rectangle" draw:enhanced-path="M 0 0 L 21600 0 21600 21600 0 21600 0 0 Z N"/>
          </draw:custom-shape>
          <draw:connector draw:style-name="gr4" draw:text-style-name="P4" draw:layer="layout" svg:x1="12.678cm" svg:y1="4.46cm" svg:x2="12.678cm" svg:y2="6.09cm" draw:start-shape="id13" draw:start-glue-point="2" draw:end-shape="id12" draw:end-glue-point="3" svg:d="M12678 4460v1630" svg:viewBox="0 0 1 1631">
            <text:p/>
          </draw:connector>
          <draw:frame draw:style-name="gr7" draw:text-style-name="P5" draw:layer="layout" svg:width="2.432cm" svg:height="0.721cm" svg:x="11.528cm" svg:y="6.669cm">
            <draw:text-box>
              <text:p><text:span text:style-name="T1">Gain * Boost</text:span></text:p>
            </draw:text-box>
          </draw:frame>
          <draw:g xml:id="id14" draw:id="id14">
            <draw:custom-shape draw:style-name="gr8" draw:text-style-name="P2" draw:layer="layout" svg:width="0.6cm" svg:height="0.6cm" svg:x="19.128cm" svg:y="6.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4" draw:layer="layout" svg:x1="19.228cm" svg:y1="6.39cm" svg:x2="19.628cm" svg:y2="6.39cm">
              <text:p/>
            </draw:line>
            <draw:line draw:style-name="gr9" draw:text-style-name="P4" draw:layer="layout" svg:x1="19.428cm" svg:y1="6.19cm" svg:x2="19.428cm" svg:y2="6.59cm">
              <text:p/>
            </draw:line>
          </draw:g>
          <draw:connector draw:style-name="gr4" draw:text-style-name="P4" draw:layer="layout" svg:x1="14.913cm" svg:y1="6.39cm" svg:x2="19.128cm" svg:y2="6.39cm" draw:start-shape="id10" draw:start-glue-point="10" draw:end-shape="id14" draw:end-glue-point="3" svg:d="M14913 6390h4215" svg:viewBox="0 0 4216 1">
            <text:p/>
          </draw:connector>
          <draw:connector draw:style-name="gr4" draw:text-style-name="P4" draw:layer="layout" svg:x1="18.628cm" svg:y1="3.805cm" svg:x2="19.428cm" svg:y2="6.09cm" draw:start-shape="id11" draw:start-glue-point="1" draw:end-shape="id14" draw:end-glue-point="0" svg:d="M18628 3805h800v2285" svg:viewBox="0 0 801 2286">
            <text:p/>
          </draw:connector>
          <draw:frame draw:style-name="gr7" draw:text-style-name="P5" draw:layer="layout" svg:width="3.3cm" svg:height="0.721cm" svg:x="11.328cm" svg:y="2.469cm">
            <draw:text-box>
              <text:p><text:span text:style-name="T1">A, D, S, R, Curve</text:span></text:p>
            </draw:text-box>
          </draw:frame>
          <draw:frame draw:style-name="gr7" draw:text-style-name="P5" draw:layer="layout" svg:width="2.2cm" svg:height="0.721cm" svg:x="18.428cm" svg:y="6.79cm">
            <draw:text-box>
              <text:p><text:span text:style-name="T1">Chorus.Mix</text:span></text:p>
            </draw:text-box>
          </draw:frame>
          <draw:line draw:style-name="gr4" draw:text-style-name="P4" draw:layer="layout" svg:x1="19.728cm" svg:y1="6.39cm" svg:x2="21.028cm" svg:y2="6.39cm">
            <text:p/>
          </draw:line>
          <draw:frame draw:style-name="gr10" draw:text-style-name="P6" draw:layer="layout" svg:width="1.772cm" svg:height="0.878cm" svg:x="21.028cm" svg:y="5.912cm">
            <draw:text-box>
              <text:p>Output</text:p>
            </draw:text-box>
          </draw:frame>
          <draw:custom-shape draw:style-name="gr8" draw:text-style-name="P2" xml:id="id9" draw:id="id9" draw:layer="layout" svg:width="0.6cm" svg:height="0.6cm" svg:x="10.028cm" svg:y="6.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10.128cm" svg:y1="6.39cm" svg:x2="10.528cm" svg:y2="6.39cm">
            <text:p/>
          </draw:line>
          <draw:line draw:style-name="gr9" draw:text-style-name="P4" draw:layer="layout" svg:x1="10.328cm" svg:y1="6.19cm" svg:x2="10.328cm" svg:y2="6.59cm">
            <text:p/>
          </draw:line>
          <draw:line draw:style-name="gr4" draw:text-style-name="P4" draw:layer="layout" svg:x1="9.228cm" svg:y1="7.59cm" svg:x2="10.128cm" svg:y2="6.59cm">
            <text:p/>
          </draw:line>
          <draw:line draw:style-name="gr9" draw:text-style-name="P4" draw:layer="layout" svg:x1="8.528cm" svg:y1="7.59cm" svg:x2="9.228cm" svg:y2="7.59cm">
            <text:p/>
          </draw:line>
          <draw:line draw:style-name="gr4" draw:text-style-name="P4" draw:layer="layout" svg:x1="9.228cm" svg:y1="5.09cm" svg:x2="10.128cm" svg:y2="6.19cm">
            <text:p/>
          </draw:line>
          <draw:line draw:style-name="gr9" draw:text-style-name="P4" draw:layer="layout" svg:x1="8.528cm" svg:y1="5.09cm" svg:x2="9.228cm" svg:y2="5.09cm">
            <text:p/>
          </draw:line>
          <draw:custom-shape draw:style-name="gr1" draw:text-style-name="P1" xml:id="id4" draw:id="id4" draw:layer="layout" svg:width="2.54cm" svg:height="1.27cm" svg:x="6.013cm" svg:y="4.44cm">
            <text:p text:style-name="P1">Panner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6" draw:id="id6" draw:layer="layout" svg:width="2.54cm" svg:height="1.27cm" svg:x="6.013cm" svg:y="6.98cm">
            <text:p text:style-name="P1">Panner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g>
          <draw:custom-shape draw:style-name="gr11" draw:text-style-name="P2" draw:layer="layout" svg:width="0.8cm" svg:height="0.8cm" svg:x="1.597cm" svg:y="0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4" draw:layer="layout" svg:x1="1.73cm" svg:y1="1.019cm" svg:x2="2.263cm" svg:y2="1.019cm">
            <text:p/>
          </draw:line>
          <draw:line draw:style-name="gr9" draw:text-style-name="P4" draw:layer="layout" svg:x1="1.997cm" svg:y1="0.752cm" svg:x2="1.997cm" svg:y2="1.285cm">
            <text:p/>
          </draw:line>
        </draw:g>
        <draw:custom-shape draw:style-name="gr2" draw:text-style-name="P2" draw:layer="layout" svg:width="0.6cm" svg:height="0.6cm" draw:transform="rotate (1.5707963267949) translate (2.813cm 1.5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2cm" svg:height="0.2cm" svg:x="4.556cm" svg:y="0.6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2cm" svg:height="8cm" draw:transform="rotate (1.5707963267949) translate (1.382cm 3.286cm)">
          <text:p/>
          <draw:enhanced-geometry svg:viewBox="0 0 21600 21600" draw:mirror-horizontal="false" draw:mirror-vertical="false" draw:glue-points="21600 0 0 10800 21600 21600" draw:text-areas="6350 ?f3 21600 ?f4" draw:type="left-bracket" draw:modifiers="916.32623910869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3" draw:text-style-name="P7" draw:layer="layout" svg:width="0.2cm" svg:height="0.2cm" svg:x="5.245cm" svg:y="0.6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" svg:font-family="'Noto Sans Mono CJK JP'" style:font-family-generic="roman" style:font-pitch="variable"/>
    <style:font-face style:name="Noto Sans Mono CJK JP3" svg:font-family="'Noto Sans Mono CJK JP'" style:font-adornments="Regular" style:font-family-generic="roman" style:font-pitch="variable"/>
    <style:font-face style:name="Noto Sans Mono CJK JP Regular2" svg:font-family="'Noto Sans Mono CJK JP Regular'" style:font-family-generic="roman" style:font-pitch="variable"/>
    <style:font-face style:name="Noto Sans Mono CJK JP Regular" svg:font-family="'Noto Sans Mono CJK JP Regular'" style:font-adornments="Regular" style:font-family-generic="roman" style:font-pitch="variable"/>
    <style:font-face style:name="Noto Sans Mono CJK JP1" svg:font-family="'Noto Sans Mono CJK JP'" style:font-family-generic="swiss" style:font-pitch="variable"/>
    <style:font-face style:name="Noto Sans Mono CJK JP2" svg:font-family="'Noto Sans Mono CJK JP'" style:font-adornments="Regular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3" svg:font-family="'Noto Sans Mono CJK JP Regular'" style:font-family-generic="system" style:font-pitch="variable"/>
    <style:font-face style:name="Noto Sans Mono CJK JP Regular4" svg:font-family="'Noto Sans Mono CJK JP Regular'" style:font-adornments="Regular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Mono CJK JP Regular1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1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1" fo:font-family="'Noto Sans Mono CJK JP'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2" fo:font-family="'Noto Sans Mono CJK JP'" style:font-style-name="Regular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08T13:44:14.643000000</meta:creation-date>
    <meta:editing-duration>PT17M9S</meta:editing-duration>
    <meta:editing-cycles>26</meta:editing-cycles>
    <meta:generator>LibreOffice/6.3.4.2$Windows_X86_64 LibreOffice_project/60da17e045e08f1793c57c00ba83cdfce946d0aa</meta:generator>
    <dc:title>A4_Landscape</dc:title>
    <dc:date>2020-01-08T14:02:39.433000000</dc:date>
    <meta:document-statistic meta:object-count="49"/>
    <meta:template xlink:type="simple" xlink:actuate="onRequest" xlink:title="A4_Landscape" xlink:href="../../AppData/Roaming/LibreOffice/4/user/template/A4_Landscape.otg" meta:date="2020-01-08T13:44:14.545000000"/>
  </office:meta>
</office:document-meta>
</file>